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5.31812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6.82625cm"/>
    </style:style>
    <style:style style:name="co18" style:family="table-column">
      <style:table-column-properties fo:break-before="auto" style:column-width="4.12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1" table:default-cell-style-name="ce2"/>
        <table:table-column table:style-name="co5" table:number-columns-repeated="16320" table:default-cell-style-name="ce1"/>
        <table:table-row table:style-name="ro1">
          <table:table-cell office:value-type="string" table:style-name="ce2">
            <text:p>General</text:p>
          </table:table-cell>
          <table:table-cell table:style-name="ce2"/>
          <table:table-cell table:style-name="ce3"/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3"/>
          <table:table-cell office:value-type="string" table:style-name="ce2">
            <text:p>Name</text:p>
          </table:table-cell>
          <table:table-cell office:value-type="string" table:style-name="ce2">
            <text:p>EC11rev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Description</text:p>
          </table:table-cell>
          <table:table-cell office:value-type="string" table:style-name="ce3">
            <text:p>E coli model with 12 reactions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3">
            <text:p>Units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m</text:p>
          </table:table-cell>
          <table:table-cell office:value-type="string" table:style-name="ce3">
            <text:p>g/L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cat</text:p>
          </table:table-cell>
          <table:table-cell office:value-type="string" table:style-name="ce3">
            <text:p>1/h ([mass of products]/[mass of protein]/h)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rho</text:p>
          </table:table-cell>
          <table:table-cell office:value-type="string" table:style-name="ce3">
            <text:p>g/L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3">
            <text:p>Sheets</text:p>
          </table:table-cell>
          <table:table-cell table:number-columns-repeated="2" table:style-name="ce3"/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3"/>
          <table:table-cell office:value-type="string" table:style-name="ce3">
            <text:p>M</text:p>
          </table:table-cell>
          <table:table-cell office:value-type="string" table:style-name="ce3">
            <text:p>Mass fraction matrix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3"/>
          <table:table-cell office:value-type="string" table:style-name="ce3">
            <text:p>K</text:p>
          </table:table-cell>
          <table:table-cell office:value-type="string" table:style-name="ce3">
            <text:p>Michaelis constant matrix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3"/>
          <table:table-cell office:value-type="string" table:style-name="ce3">
            <text:p>KA</text:p>
          </table:table-cell>
          <table:table-cell office:value-type="string" table:style-name="ce3">
            <text:p>Activation constant matrix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3"/>
          <table:table-cell office:value-type="string" table:style-name="ce3">
            <text:p>KI</text:p>
          </table:table-cell>
          <table:table-cell office:value-type="string" table:style-name="ce3">
            <text:p>Inhibition constant matrix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3"/>
          <table:table-cell office:value-type="string" table:style-name="ce3">
            <text:p>kcat_f</text:p>
          </table:table-cell>
          <table:table-cell office:value-type="string" table:style-name="ce3">
            <text:p>Turnover numbers forward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3"/>
          <table:table-cell office:value-type="string" table:style-name="ce3">
            <text:p>kcat_b</text:p>
          </table:table-cell>
          <table:table-cell office:value-type="string" table:style-name="ce3">
            <text:p>Turnover numbers backward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style-name="ce3"/>
          <table:table-cell office:value-type="string" table:style-name="ce3">
            <text:p>conditions</text:p>
          </table:table-cell>
          <table:table-cell office:value-type="string" table:style-name="ce3">
            <text:p>Value of rho and external concentrations at different growth conditions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number-columns-repeated="64" table:style-name="ce2"/>
          <table:table-cell table:number-columns-repeated="16320"/>
        </table:table-row>
        <table:table-row table:number-rows-repeated="1048560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7"/>
        <table:table-column table:style-name="co7" table:default-cell-style-name="ce7"/>
        <table:table-column table:style-name="co8" table:number-columns-repeated="6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number-columns-repeated="52" table:default-cell-style-name="ce2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3" table:style-name="ce4">
            <text:p>-0,3</text:p>
          </table:table-cell>
          <table:table-cell office:value-type="float" office:value="-0.4" table:style-name="ce4">
            <text:p>-0,4</text:p>
          </table:table-cell>
          <table:table-cell office:value-type="float" office:value="-0.5" table:style-name="ce4">
            <text:p>-0,5</text:p>
          </table:table-cell>
          <table:table-cell office:value-type="float" office:value="-0.5" table:style-name="ce4">
            <text:p>-0,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5" table:style-name="ce4">
            <text:p>-0,5</text:p>
          </table:table-cell>
          <table:table-cell office:value-type="float" office:value="-0.4" table:style-name="ce4">
            <text:p>-0,4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6">
            <text:p>0,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8" table:style-name="ce4">
            <text:p>0,8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6">
            <text:p>-0,1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2" table:style-name="ce5">
            <text:p>-0,2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0.7" table:style-name="ce4">
            <text:p>-0,7</text:p>
          </table:table-cell>
          <table:table-cell office:value-type="float" office:value="0.1" table:style-name="ce4">
            <text:p>0,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4">
            <text:p>0,9</text:p>
          </table:table-cell>
          <table:table-cell office:value-type="float" office:value="-0.9" table:style-name="ce4">
            <text:p>-0,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,8</text:p>
          </table:table-cell>
          <table:table-cell table:number-columns-repeated="16372"/>
        </table:table-row>
        <table:table-row table:style-name="ro1">
          <table:table-cell table:number-columns-repeated="12" table:style-name="ce7"/>
          <table:table-cell table:number-columns-repeated="16372"/>
        </table:table-row>
        <table:table-row table:number-rows-repeated="2" table:style-name="ro1">
          <table:table-cell/>
          <table:table-cell table:number-columns-repeated="11" table:style-name="ce7"/>
          <table:table-cell table:number-columns-repeated="16372"/>
        </table:table-row>
        <table:table-row table:number-rows-repeated="2" table:style-name="ro1">
          <table:table-cell/>
          <table:table-cell table:number-columns-repeated="11" table:style-name="ce1"/>
          <table:table-cell table:number-columns-repeated="16372"/>
        </table:table-row>
        <table:table-row table:number-rows-repeated="1048556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53" table:default-cell-style-name="ce2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number-rows-repeated="1048561" table:style-name="ro2">
          <table:table-cell table:number-columns-repeated="16384"/>
        </table:table-row>
      </table:table>
      <table:table table:name="KA" table:style-name="ta2">
        <table:table-column table:style-name="co1" table:number-columns-repeated="10" table:default-cell-style-name="ce1"/>
        <table:table-column table:style-name="co11" table:default-cell-style-name="ce1"/>
        <table:table-column table:style-name="co1" table:default-cell-style-name="ce1"/>
        <table:table-column table:style-name="co5" table:number-columns-repeated="16372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number-rows-repeated="1048561" table:style-name="ro1">
          <table:table-cell table:number-columns-repeated="16384"/>
        </table:table-row>
      </table:table>
      <table:table table:name="kcat" table:style-name="ta1">
        <table:table-column table:style-name="co13" table:default-cell-style-name="ce7"/>
        <table:table-column table:style-name="co14" table:default-cell-style-name="ce7"/>
        <table:table-column table:style-name="co8" table:default-cell-style-name="ce7"/>
        <table:table-column table:style-name="co4" table:number-columns-repeated="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4" table:default-cell-style-name="ce7"/>
        <table:table-column table:style-name="co4" table:number-columns-repeated="52" table:default-cell-style-name="ce2"/>
        <table:table-column table:style-name="co5" table:number-columns-repeated="16320" table:default-cell-style-name="ce1"/>
        <table:table-row table:style-name="ro1">
          <table:table-cell table:style-name="ce7"/>
          <table:table-cell office:value-type="string" table:style-name="ce4">
            <text:p>tC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kcat_f</text:p>
          </table:table-cell>
          <table:table-cell office:value-type="float" office:value="120" table:style-name="ce7">
            <text:p>120</text:p>
          </table:table-cell>
          <table:table-cell office:value-type="float" office:value="90" table:style-name="ce7">
            <text:p>90</text:p>
          </table:table-cell>
          <table:table-cell office:value-type="float" office:value="80" table:style-name="ce7">
            <text:p>80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office:value-type="float" office:value="80" table:style-name="ce7">
            <text:p>80</text:p>
          </table:table-cell>
          <table:table-cell office:value-type="float" office:value="50" table:style-name="ce7">
            <text:p>50</text:p>
          </table:table-cell>
          <table:table-cell office:value-type="float" office:value="40" table:style-name="ce7">
            <text:p>40</text:p>
          </table:table-cell>
          <table:table-cell office:value-type="float" office:value="4.55" table:style-name="ce7">
            <text:p>4,55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kcat_b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number-rows-repeated="1048573" table:style-name="ro2">
          <table:table-cell table:number-columns-repeated="16384"/>
        </table:table-row>
      </table:table>
      <table:table table:name="kinetics" table:style-name="ta2">
        <table:table-column table:style-name="co15" table:default-cell-style-name="ce1"/>
        <table:table-column table:style-name="co1" table:number-columns-repeated="9" table:default-cell-style-name="ce1"/>
        <table:table-column table:style-name="co16" table:default-cell-style-name="ce1"/>
        <table:table-column table:style-name="co1" table:default-cell-style-name="ce1"/>
        <table:table-column table:style-name="co5" table:number-columns-repeated="16372" table:default-cell-style-name="ce1"/>
        <table:table-row table:style-name="ro1">
          <table:table-cell table:style-name="ce7"/>
          <table:table-cell office:value-type="string" table:style-name="ce4">
            <text:p>tC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kinetic rate law</text:p>
          </table:table-cell>
          <table:table-cell office:value-type="string" table:style-name="ce7">
            <text:p>rMM</text:p>
          </table:table-cell>
          <table:table-cell office:value-type="string" table:style-name="ce7">
            <text:p>rMM</text:p>
          </table:table-cell>
          <table:table-cell office:value-type="string" table:style-name="ce7">
            <text:p>rMM</text:p>
          </table:table-cell>
          <table:table-cell office:value-type="string" table:style-name="ce7">
            <text:p>rMM</text:p>
          </table:table-cell>
          <table:table-cell office:value-type="string" table:style-name="ce7">
            <text:p>rMM</text:p>
          </table:table-cell>
          <table:table-cell office:value-type="string" table:style-name="ce7">
            <text:p>rMM</text:p>
          </table:table-cell>
          <table:table-cell office:value-type="string" table:style-name="ce7">
            <text:p>rMM</text:p>
          </table:table-cell>
          <table:table-cell office:value-type="string" table:style-name="ce7">
            <text:p>iMMa</text:p>
          </table:table-cell>
          <table:table-cell office:value-type="string" table:style-name="ce7">
            <text:p>iMMa</text:p>
          </table:table-cell>
          <table:table-cell office:value-type="string" table:style-name="ce7">
            <text:p>rMM</text:p>
          </table:table-cell>
          <table:table-cell office:value-type="string" table:style-name="ce7">
            <text:p>iMM</text:p>
          </table:table-cell>
          <table:table-cell table:number-columns-repeated="16372"/>
        </table:table-row>
        <table:table-row table:number-rows-repeated="1048574" table:style-name="ro1">
          <table:table-cell table:number-columns-repeated="16384"/>
        </table:table-row>
      </table:table>
      <table:table table:name="conditions" table:style-name="ta1">
        <table:table-column table:style-name="co13" table:number-columns-repeated="5" table:default-cell-style-name="ce7"/>
        <table:table-column table:style-name="co4" table:number-columns-repeated="59" table:default-cell-style-name="ce2"/>
        <table:table-column table:style-name="co5" table:number-columns-repeated="16320" table:default-cell-style-name="ce1"/>
        <table:table-row table:style-name="ro1"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table:number-columns-repeated="16343"/>
        </table:table-row>
        <table:table-row table:style-name="ro1">
          <table:table-cell office:value-type="string" table:style-name="ce7">
            <text:p>rho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5" table:style-name="ce7">
            <text:p>5</text:p>
          </table:table-cell>
          <table:table-cell office:value-type="float" office:value="4.166666666666667" table:formula="of:=[.B3]/1.2" table:style-name="ce7">
            <text:p>4,166666667</text:p>
          </table:table-cell>
          <table:table-cell office:value-type="float" office:value="3.4722222222222228" table:formula="of:=[.C3]/1.2" table:style-name="ce7">
            <text:p>3,472222222</text:p>
          </table:table-cell>
          <table:table-cell office:value-type="float" office:value="2.893518518518519" table:formula="of:=[.D3]/1.2" table:style-name="ce7">
            <text:p>2,893518519</text:p>
          </table:table-cell>
          <table:table-cell office:value-type="float" office:value="2.4112654320987659" table:formula="of:=[.E3]/1.2" table:style-name="ce7">
            <text:p>2,411265432</text:p>
          </table:table-cell>
          <table:table-cell office:value-type="float" office:value="2.0093878600823052" table:formula="of:=[.F3]/1.2" table:style-name="ce7">
            <text:p>2,00938786</text:p>
          </table:table-cell>
          <table:table-cell office:value-type="float" office:value="1.6744898834019211" table:formula="of:=[.G3]/1.2" table:style-name="ce7">
            <text:p>1,674489883</text:p>
          </table:table-cell>
          <table:table-cell office:value-type="float" office:value="1.3954082361682676" table:formula="of:=[.H3]/1.2" table:style-name="ce7">
            <text:p>1,395408236</text:p>
          </table:table-cell>
          <table:table-cell office:value-type="float" office:value="1.1628401968068898" table:formula="of:=[.I3]/1.2" table:style-name="ce7">
            <text:p>1,162840197</text:p>
          </table:table-cell>
          <table:table-cell office:value-type="float" office:value="0.96903349733907485" table:formula="of:=[.J3]/1.2" table:style-name="ce7">
            <text:p>0,969033497</text:p>
          </table:table-cell>
          <table:table-cell office:value-type="float" office:value="0.80752791444922911" table:formula="of:=[.K3]/1.2" table:style-name="ce7">
            <text:p>0,807527914</text:p>
          </table:table-cell>
          <table:table-cell office:value-type="float" office:value="0.67293992870769093" table:formula="of:=[.L3]/1.2" table:style-name="ce7">
            <text:p>0,672939929</text:p>
          </table:table-cell>
          <table:table-cell office:value-type="float" office:value="0.56078327392307581" table:formula="of:=[.M3]/1.2" table:style-name="ce7">
            <text:p>0,560783274</text:p>
          </table:table-cell>
          <table:table-cell office:value-type="float" office:value="0.46731939493589653" table:formula="of:=[.N3]/1.2" table:style-name="ce7">
            <text:p>0,467319395</text:p>
          </table:table-cell>
          <table:table-cell office:value-type="float" office:value="0.38943282911324711" table:formula="of:=[.O3]/1.2" table:style-name="ce7">
            <text:p>0,389432829</text:p>
          </table:table-cell>
          <table:table-cell office:value-type="float" office:value="0.32452735759437262" table:formula="of:=[.P3]/1.2" table:style-name="ce7">
            <text:p>0,324527358</text:p>
          </table:table-cell>
          <table:table-cell office:value-type="float" office:value="0.27043946466197721" table:formula="of:=[.Q3]/1.2" table:style-name="ce7">
            <text:p>0,270439465</text:p>
          </table:table-cell>
          <table:table-cell office:value-type="float" office:value="0.22536622055164768" table:formula="of:=[.R3]/1.2" table:style-name="ce7">
            <text:p>0,225366221</text:p>
          </table:table-cell>
          <table:table-cell office:value-type="float" office:value="0.18780518379303973" table:formula="of:=[.S3]/1.2" table:style-name="ce7">
            <text:p>0,187805184</text:p>
          </table:table-cell>
          <table:table-cell office:value-type="float" office:value="0.15650431982753313" table:formula="of:=[.T3]/1.2" table:style-name="ce7">
            <text:p>0,15650432</text:p>
          </table:table-cell>
          <table:table-cell office:value-type="float" office:value="0.13042026652294428" table:formula="of:=[.U3]/1.2" table:style-name="ce7">
            <text:p>0,130420267</text:p>
          </table:table-cell>
          <table:table-cell office:value-type="float" office:value="0.10868355543578691" table:formula="of:=[.V3]/1.2" table:style-name="ce7">
            <text:p>0,108683555</text:p>
          </table:table-cell>
          <table:table-cell office:value-type="float" office:value="9.0569629529822421E-2" table:formula="of:=[.W3]/1.2" table:style-name="ce7">
            <text:p>0,09056963</text:p>
          </table:table-cell>
          <table:table-cell office:value-type="float" office:value="7.5474691274852027E-2" table:formula="of:=[.X3]/1.2" table:style-name="ce7">
            <text:p>0,075474691</text:p>
          </table:table-cell>
          <table:table-cell office:value-type="float" office:value="6.2895576062376696E-2" table:formula="of:=[.Y3]/1.2" table:style-name="ce7">
            <text:p>0,062895576</text:p>
          </table:table-cell>
          <table:table-cell office:value-type="float" office:value="5.2412980051980584E-2" table:formula="of:=[.Z3]/1.2" table:style-name="ce7">
            <text:p>0,05241298</text:p>
          </table:table-cell>
          <table:table-cell office:value-type="float" office:value="4.3677483376650492E-2" table:formula="of:=[.AA3]/1.2" table:style-name="ce7">
            <text:p>0,043677483</text:p>
          </table:table-cell>
          <table:table-cell office:value-type="float" office:value="3.6397902813875414E-2" table:formula="of:=[.AB3]/1.2" table:style-name="ce7">
            <text:p>0,036397903</text:p>
          </table:table-cell>
          <table:table-cell office:value-type="float" office:value="3.0331585678229512E-2" table:formula="of:=[.AC3]/1.2" table:style-name="ce7">
            <text:p>0,030331586</text:p>
          </table:table-cell>
          <table:table-cell office:value-type="float" office:value="2.5276321398524593E-2" table:formula="of:=[.AD3]/1.2" table:style-name="ce7">
            <text:p>0,025276321</text:p>
          </table:table-cell>
          <table:table-cell office:value-type="float" office:value="2.1063601165437162E-2" table:formula="of:=[.AE3]/1.2" table:style-name="ce7">
            <text:p>0,021063601</text:p>
          </table:table-cell>
          <table:table-cell office:value-type="float" office:value="1.7553000971197635E-2" table:formula="of:=[.AF3]/1.2" table:style-name="ce7">
            <text:p>0,017553001</text:p>
          </table:table-cell>
          <table:table-cell office:value-type="float" office:value="1.4627500809331364E-2" table:formula="of:=[.AG3]/1.2" table:style-name="ce7">
            <text:p>0,014627501</text:p>
          </table:table-cell>
          <table:table-cell office:value-type="float" office:value="1.2189584007776137E-2" table:formula="of:=[.AH3]/1.2" table:style-name="ce7">
            <text:p>0,012189584</text:p>
          </table:table-cell>
          <table:table-cell office:value-type="float" office:value="1.0157986673146782E-2" table:formula="of:=[.AI3]/1.2" table:style-name="ce7">
            <text:p>0,010157987</text:p>
          </table:table-cell>
          <table:table-cell office:value-type="float" office:value="8.4649888942889863E-3" table:formula="of:=[.AJ3]/1.2" table:style-name="ce7">
            <text:p>0,008464989</text:p>
          </table:table-cell>
          <table:table-cell office:value-type="float" office:value="7.0541574119074892E-3" table:formula="of:=[.AK3]/1.2" table:style-name="ce7">
            <text:p>0,007054157</text:p>
          </table:table-cell>
          <table:table-cell office:value-type="float" office:value="5.8784645099229076E-3" table:formula="of:=[.AL3]/1.2" table:style-name="ce7">
            <text:p>0,005878465</text:p>
          </table:table-cell>
          <table:table-cell office:value-type="float" office:value="4.8987204249357564E-3" table:formula="of:=[.AM3]/1.2" table:style-name="ce7">
            <text:p>0,00489872</text:p>
          </table:table-cell>
          <table:table-cell office:value-type="float" office:value="4.0822670207797968E-3" table:formula="of:=[.AN3]/1.2" table:style-name="ce7">
            <text:p>0,004082267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number-rows-repeated="1048571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1">
          <table:table-cell table:style-name="ce1"/>
          <table:table-cell office:value-type="string" table:style-name="ce6">
            <text:p>function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x(t)</text:p>
          </table:table-cell>
          <table:table-cell office:value-type="string" table:style-name="ce6">
            <text:p>xt &lt;-function(t) c(cos(2*t) + 4,1,1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x/dt</text:p>
          </table:table-cell>
          <table:table-cell office:value-type="string" table:style-name="ce6">
            <text:p>dxdt &lt;- function(t) c(-2*sin(t),0,0)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q" table:style-name="ta2">
        <table:table-column table:style-name="co1" table:number-columns-repeated="4" table:default-cell-style-name="ce1"/>
        <table:table-column table:style-name="co18" table:default-cell-style-name="ce1"/>
        <table:table-column table:style-name="co1" table:number-columns-repeated="7" table:default-cell-style-name="ce1"/>
        <table:table-column table:style-name="co5" table:number-columns-repeated="16372" table:default-cell-style-name="ce1"/>
        <table:table-row table:style-name="ro1">
          <table:table-cell table:style-name="ce6"/>
          <table:table-cell office:value-type="string" table:style-name="ce4">
            <text:p>tC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q0</text:p>
          </table:table-cell>
          <table:table-cell office:value-type="float" office:value="0.59390095526130604" table:style-name="ce6">
            <text:p>0,593900955</text:p>
          </table:table-cell>
          <table:table-cell office:value-type="float" office:value="0.23257883576317501" table:style-name="ce6">
            <text:p>0,232578836</text:p>
          </table:table-cell>
          <table:table-cell office:value-type="float" office:value="6.5563330340498396E-2" table:style-name="ce6">
            <text:p>0,06556333</text:p>
          </table:table-cell>
          <table:table-cell office:value-type="float" office:value="0" table:style-name="ce6">
            <text:p>0</text:p>
          </table:table-cell>
          <table:table-cell office:value-type="float" office:value="0.34963593250831598" table:style-name="ce6">
            <text:p>0,349635933</text:p>
          </table:table-cell>
          <table:table-cell office:value-type="float" office:value="0.53390518405341303" table:style-name="ce6">
            <text:p>0,533905184</text:p>
          </table:table-cell>
          <table:table-cell office:value-type="float" office:value="0.204715672085129" table:style-name="ce6">
            <text:p>0,204715672</text:p>
          </table:table-cell>
          <table:table-cell office:value-type="float" office:value="3.1790295683438601E-2" table:style-name="ce6">
            <text:p>0,031790296</text:p>
          </table:table-cell>
          <table:table-cell office:value-type="float" office:value="0.42435957487114201" table:style-name="ce6">
            <text:p>0,424359575</text:p>
          </table:table-cell>
          <table:table-cell office:value-type="float" office:value="0.63205701208032905" table:style-name="ce6">
            <text:p>0,632057012</text:p>
          </table:table-cell>
          <table:table-cell office:value-type="float" office:value="0.55510911406984997" table:style-name="ce6">
            <text:p>0,55510911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qT</text:p>
          </table:table-cell>
          <table:table-cell office:value-type="float" office:value="0.59390095526130604" table:style-name="ce6">
            <text:p>0,593900955</text:p>
          </table:table-cell>
          <table:table-cell office:value-type="float" office:value="0.23257883576317501" table:style-name="ce6">
            <text:p>0,232578836</text:p>
          </table:table-cell>
          <table:table-cell office:value-type="float" office:value="6.5563330340498396E-2" table:style-name="ce6">
            <text:p>0,06556333</text:p>
          </table:table-cell>
          <table:table-cell office:value-type="float" office:value="0" table:style-name="ce6">
            <text:p>0</text:p>
          </table:table-cell>
          <table:table-cell office:value-type="float" office:value="0.34963593250831598" table:style-name="ce6">
            <text:p>0,349635933</text:p>
          </table:table-cell>
          <table:table-cell office:value-type="float" office:value="0.53390518405341303" table:style-name="ce6">
            <text:p>0,533905184</text:p>
          </table:table-cell>
          <table:table-cell office:value-type="float" office:value="0.204715672085129" table:style-name="ce6">
            <text:p>0,204715672</text:p>
          </table:table-cell>
          <table:table-cell office:value-type="float" office:value="3.1790295683438601E-2" table:style-name="ce6">
            <text:p>0,031790296</text:p>
          </table:table-cell>
          <table:table-cell office:value-type="float" office:value="0.42435957487114201" table:style-name="ce6">
            <text:p>0,424359575</text:p>
          </table:table-cell>
          <table:table-cell office:value-type="float" office:value="0.63205701208032905" table:style-name="ce6">
            <text:p>0,632057012</text:p>
          </table:table-cell>
          <table:table-cell office:value-type="float" office:value="0.55510911406984997" table:style-name="ce6">
            <text:p>0,55510911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T</text:p>
          </table:table-cell>
          <table:table-cell office:value-type="float" office:value="0.5" table:style-name="ce6">
            <text:p>0,5</text:p>
          </table:table-cell>
          <table:table-cell table:number-columns-repeated="2" table:style-name="ce6"/>
          <table:table-cell table:number-columns-repeated="16380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30</meta:generator>
    <dc:creator>Charles Rocabert</dc:creator>
    <dc:date>2025-09-04T13:40:07Z</dc:date>
    <meta:editing-cycles>65</meta:editing-cycles>
    <meta:editing-duration>PT20170S</meta:editing-duration>
  </office:meta>
</office:document-meta>
</file>